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A000002583C6E5F90E5A4E7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2.349cm" draw:z-index="0"><draw:image xlink:href="Pictures/100000010000033A000002583C6E5F90E5A4E7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3T09:53:46.563000000</meta:creation-date>
    <dc:date>2022-09-23T09:54:02.073000000</dc:date>
    <meta:editing-duration>PT15S</meta:editing-duration>
    <meta:editing-cycles>1</meta:editing-cycles>
    <meta:generator>LibreOffice/7.4.1.2$Windows_X86_64 LibreOffice_project/3c58a8f3a960df8bc8fd77b461821e42c061c5f0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